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de" fo:country="DE"/>
    </style:style>
    <style:style style:name="P2" style:family="paragraph" style:parent-style-name="Table_20_Contents">
      <style:text-properties fo:language="de" fo:country="DE" officeooo:paragraph-rsid="001d255e"/>
    </style:style>
    <style:style style:name="P3" style:family="paragraph" style:parent-style-name="Table_20_Contents">
      <style:text-properties fo:language="de" fo:country="DE" officeooo:rsid="001c56d4" officeooo:paragraph-rsid="001c56d4"/>
    </style:style>
    <style:style style:name="P4" style:family="paragraph" style:parent-style-name="Table_20_Contents">
      <style:text-properties fo:language="de" fo:country="DE" officeooo:rsid="001d255e" officeooo:paragraph-rsid="001d255e"/>
    </style:style>
    <style:style style:name="P5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1ac604" officeooo:paragraph-rsid="001ac60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1c56d4" officeooo:paragraph-rsid="001c56d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1f7afb" officeooo:paragraph-rsid="001f7af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41d2c" officeooo:paragraph-rsid="00241d2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6b018" officeooo:paragraph-rsid="0026b01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8150d" officeooo:paragraph-rsid="0028150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8150d" officeooo:paragraph-rsid="002ca5f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a574e" officeooo:paragraph-rsid="002a574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a574e" officeooo:paragraph-rsid="002ca5f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a9239" officeooo:paragraph-rsid="002a9239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5" style:family="paragraph" style:parent-style-name="Standard">
      <style:text-properties fo:language="de" fo:country="DE" fo:font-style="italic" style:text-underline-style="solid" style:text-underline-width="auto" style:text-underline-color="font-color" fo:font-weight="bold" officeooo:rsid="002ca5fc" officeooo:paragraph-rsid="002ca5f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6" style:family="paragraph" style:parent-style-name="Standard">
      <style:text-properties fo:language="de" fo:country="DE" officeooo:rsid="001ac604" officeooo:paragraph-rsid="001ac604" style:language-asian="zxx" style:country-asian="none" style:language-complex="zxx" style:country-complex="none"/>
    </style:style>
    <style:style style:name="P17" style:family="paragraph" style:parent-style-name="Standard">
      <style:text-properties fo:language="de" fo:country="DE" fo:font-style="normal" style:text-underline-style="none" fo:font-weight="normal" officeooo:rsid="001c56d4" officeooo:paragraph-rsid="001c56d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text-properties fo:language="de" fo:country="DE" fo:font-style="normal" style:text-underline-style="none" fo:font-weight="normal" officeooo:rsid="001f7afb" officeooo:paragraph-rsid="001f7af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text-properties fo:language="de" fo:country="DE" fo:font-style="normal" style:text-underline-style="none" fo:font-weight="normal" officeooo:rsid="001f7afb" officeooo:paragraph-rsid="00241d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>
      <style:text-properties fo:language="de" fo:country="DE" fo:font-style="normal" style:text-underline-style="none" fo:font-weight="normal" officeooo:rsid="001f7afb" officeooo:paragraph-rsid="00258d2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>
      <style:text-properties fo:language="de" fo:country="DE" fo:font-style="normal" style:text-underline-style="none" fo:font-weight="normal" officeooo:rsid="00241d2c" officeooo:paragraph-rsid="00241d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>
      <style:text-properties fo:language="de" fo:country="DE" fo:font-style="normal" style:text-underline-style="none" fo:font-weight="normal" officeooo:rsid="0024aced" officeooo:paragraph-rsid="00241d2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>
      <style:text-properties fo:language="de" fo:country="DE" fo:font-style="normal" style:text-underline-style="none" fo:font-weight="normal" officeooo:rsid="0024bb8d" officeooo:paragraph-rsid="0024bb8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text-properties fo:language="de" fo:country="DE" fo:font-style="normal" style:text-underline-style="none" fo:font-weight="normal" officeooo:rsid="0024bb8d" officeooo:paragraph-rsid="00258d2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text-properties fo:language="de" fo:country="DE" fo:font-style="normal" style:text-underline-style="none" fo:font-weight="normal" officeooo:rsid="0026b018" officeooo:paragraph-rsid="0026b0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text-properties fo:language="de" fo:country="DE" fo:font-style="normal" style:text-underline-style="none" fo:font-weight="normal" officeooo:rsid="0028150d" officeooo:paragraph-rsid="0028150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text-properties fo:language="de" fo:country="DE" fo:font-style="normal" style:text-underline-style="none" fo:font-weight="normal" officeooo:rsid="0028150d" officeooo:paragraph-rsid="002a574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text-properties fo:language="de" fo:country="DE" fo:font-style="normal" style:text-underline-style="none" fo:font-weight="normal" officeooo:rsid="0028150d" officeooo:paragraph-rsid="002a923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text-properties fo:language="de" fo:country="DE" fo:font-style="normal" style:text-underline-style="none" fo:font-weight="normal" officeooo:rsid="0028150d" officeooo:paragraph-rsid="002f0c9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0" style:family="paragraph" style:parent-style-name="Standard">
      <style:text-properties fo:language="de" fo:country="DE" fo:font-style="normal" style:text-underline-style="none" fo:font-weight="normal" officeooo:rsid="00290751" officeooo:paragraph-rsid="0029075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1" style:family="paragraph" style:parent-style-name="Standard">
      <style:text-properties fo:language="de" fo:country="DE" fo:font-style="normal" style:text-underline-style="none" fo:font-weight="normal" officeooo:rsid="00290751" officeooo:paragraph-rsid="002a574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2" style:family="paragraph" style:parent-style-name="Standard">
      <style:text-properties fo:language="de" fo:country="DE" fo:font-style="normal" style:text-underline-style="none" fo:font-weight="normal" officeooo:rsid="002a9239" officeooo:paragraph-rsid="002a923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3" style:family="paragraph" style:parent-style-name="Standard">
      <style:text-properties fo:language="de" fo:country="DE" fo:font-style="normal" style:text-underline-style="none" fo:font-weight="normal" officeooo:rsid="002ca5fc" officeooo:paragraph-rsid="002ca5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4" style:family="paragraph" style:parent-style-name="Standard">
      <style:text-properties fo:language="de" fo:country="DE" fo:font-style="normal" style:text-underline-style="none" fo:font-weight="normal" officeooo:rsid="002f0c97" officeooo:paragraph-rsid="002f0c9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5" style:family="paragraph" style:parent-style-name="Standard">
      <style:text-properties fo:language="de" fo:country="DE" fo:font-style="normal" style:text-underline-style="none" fo:font-weight="normal" officeooo:rsid="002a574e" officeooo:paragraph-rsid="002ca5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6" style:family="paragraph" style:parent-style-name="Standard">
      <style:text-properties fo:language="de" fo:country="DE" fo:font-style="normal" style:text-underline-style="none" fo:font-weight="normal" officeooo:rsid="002a574e" officeooo:paragraph-rsid="002ffc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7" style:family="paragraph" style:parent-style-name="Standard">
      <style:text-properties fo:language="de" fo:country="DE" fo:font-style="normal" style:text-underline-style="none" fo:font-weight="normal" officeooo:rsid="002ffcba" officeooo:paragraph-rsid="002ffc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8" style:family="paragraph" style:parent-style-name="Standard">
      <style:text-properties fo:color="#000000" fo:language="de" fo:country="DE" fo:font-style="normal" style:text-underline-style="none" fo:font-weight="normal" officeooo:rsid="002ffcba" officeooo:paragraph-rsid="002ffc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39" style:family="paragraph" style:parent-style-name="Standard">
      <style:text-properties fo:color="#000000" fo:language="de" fo:country="DE" fo:font-style="normal" style:text-underline-style="none" fo:font-weight="normal" officeooo:rsid="0030fcd1" officeooo:paragraph-rsid="0030fcd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0" style:family="paragraph" style:parent-style-name="Standard">
      <style:text-properties fo:color="#000000" fo:language="de" fo:country="DE" fo:font-style="normal" style:text-underline-style="none" fo:font-weight="normal" officeooo:rsid="003454ad" officeooo:paragraph-rsid="0030fcd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1" style:family="paragraph" style:parent-style-name="Standard">
      <style:text-properties fo:color="#000000" fo:language="de" fo:country="DE" fo:font-style="normal" style:text-underline-style="none" fo:font-weight="normal" officeooo:rsid="003454ad" officeooo:paragraph-rsid="003454a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2" style:family="paragraph" style:parent-style-name="Standard">
      <style:text-properties fo:color="#000000" fo:language="de" fo:country="DE" fo:font-style="normal" style:text-underline-style="none" fo:font-weight="normal" officeooo:rsid="003454ad" officeooo:paragraph-rsid="003731c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3" style:family="paragraph" style:parent-style-name="Standard">
      <style:text-properties fo:color="#000000" fo:language="de" fo:country="DE" fo:font-style="italic" style:text-underline-style="solid" style:text-underline-width="auto" style:text-underline-color="font-color" fo:font-weight="bold" officeooo:rsid="003454ad" officeooo:paragraph-rsid="003454a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4" style:family="paragraph" style:parent-style-name="Standard">
      <style:text-properties fo:color="#000000" fo:language="de" fo:country="DE" fo:font-style="normal" style:text-underline-style="none" fo:font-weight="normal" officeooo:rsid="0036da97" officeooo:paragraph-rsid="003454a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 style:parent-style-name="Standard">
      <style:text-properties fo:color="#000000" fo:language="de" fo:country="DE" fo:font-style="normal" style:text-underline-style="none" fo:font-weight="normal" officeooo:rsid="0036da97" officeooo:paragraph-rsid="0036da9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6" style:family="paragraph" style:parent-style-name="Standard">
      <style:text-properties fo:color="#000000" fo:language="de" fo:country="DE" fo:font-style="normal" style:text-underline-style="none" fo:font-weight="normal" officeooo:rsid="003731c8" officeooo:paragraph-rsid="003731c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7" style:family="paragraph" style:parent-style-name="Standard">
      <style:text-properties fo:color="#000000" fo:language="de" fo:country="DE" fo:font-style="normal" style:text-underline-style="none" fo:font-weight="normal" officeooo:rsid="003787d3" officeooo:paragraph-rsid="003787d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8" style:family="paragraph" style:parent-style-name="Standard">
      <style:text-properties fo:color="#000000" fo:language="de" fo:country="DE" fo:font-style="normal" style:text-underline-style="none" fo:font-weight="normal" officeooo:rsid="003787d3" officeooo:paragraph-rsid="003454a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Standard">
      <style:text-properties fo:color="#000000" fo:language="de" fo:country="DE" fo:font-style="italic" style:text-underline-style="solid" style:text-underline-width="auto" style:text-underline-color="font-color" fo:font-weight="bold" officeooo:rsid="0036da97" officeooo:paragraph-rsid="00373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0" style:family="paragraph" style:parent-style-name="Standard">
      <style:text-properties fo:color="#000000" fo:language="de" fo:country="DE" fo:font-style="italic" style:text-underline-style="solid" style:text-underline-width="auto" style:text-underline-color="font-color" fo:font-weight="bold" officeooo:rsid="0036da97" officeooo:paragraph-rsid="003454a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1" style:family="paragraph">
      <style:paragraph-properties fo:text-align="center"/>
    </style:style>
    <style:style style:name="T1" style:family="text">
      <style:text-properties officeooo:rsid="001c56d4"/>
    </style:style>
    <style:style style:name="T2" style:family="text">
      <style:text-properties officeooo:rsid="001d255e"/>
    </style:style>
    <style:style style:name="T3" style:family="text">
      <style:text-properties officeooo:rsid="00241d2c"/>
    </style:style>
    <style:style style:name="T4" style:family="text">
      <style:text-properties officeooo:rsid="0024aced"/>
    </style:style>
    <style:style style:name="T5" style:family="text">
      <style:text-properties officeooo:rsid="0024bb8d"/>
    </style:style>
    <style:style style:name="T6" style:family="text">
      <style:text-properties officeooo:rsid="00258d27"/>
    </style:style>
    <style:style style:name="T7" style:family="text">
      <style:text-properties officeooo:rsid="00290751"/>
    </style:style>
    <style:style style:name="T8" style:family="text">
      <style:text-properties officeooo:rsid="002a574e"/>
    </style:style>
    <style:style style:name="T9" style:family="text">
      <style:text-properties fo:font-style="italic" style:text-underline-style="solid" style:text-underline-width="auto" style:text-underline-color="font-color" fo:font-weight="bold" officeooo:rsid="00290751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2a574e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a9239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2f0c97" style:font-style-asian="italic" style:font-weight-asian="bold" style:font-style-complex="italic" style:font-weight-complex="bold"/>
    </style:style>
    <style:style style:name="T13" style:family="text">
      <style:text-properties officeooo:rsid="002a9239"/>
    </style:style>
    <style:style style:name="T14" style:family="text">
      <style:text-properties officeooo:rsid="002ca5fc"/>
    </style:style>
    <style:style style:name="T15" style:family="text">
      <style:text-properties officeooo:rsid="002f0c97"/>
    </style:style>
    <style:style style:name="T16" style:family="text">
      <style:text-properties officeooo:rsid="002ffcba"/>
    </style:style>
    <style:style style:name="T17" style:family="text">
      <style:text-properties fo:color="#800000" officeooo:rsid="002ffcba"/>
    </style:style>
    <style:style style:name="T18" style:family="text">
      <style:text-properties fo:color="#000000" officeooo:rsid="002ffcba"/>
    </style:style>
    <style:style style:name="T19" style:family="text">
      <style:text-properties officeooo:rsid="003731c8"/>
    </style:style>
    <style:style style:name="T20" style:family="text">
      <style:text-properties officeooo:rsid="003787d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chtrag zu ITS-Betriebssysteme letzte Woche</text:p>
      <text:p text:style-name="P16"/>
      <text:p text:style-name="P16">Wenn mehrere Prozesse der gleichen Priorität existieren, so erfolgt zwischen diesen Prozessen ein umschalten der “Rownd Robin” Prinzip</text:p>
      <text:p text:style-name="P16"><text:s/></text:p>
      <text:p text:style-name="P16"/>
      <text:p text:style-name="P16"/>
      <text:p text:style-name="P5"/>
      <text:p text:style-name="P6">Ein- und Ausgabesteuerung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Logische Ein- und Ausgabesteuerung</text:p>
          </table:table-cell>
          <table:table-cell table:style-name="Table1.B1" office:value-type="string">
            <text:p text:style-name="P3">Phsysische Ein- und Ausgabesteuerung</text:p>
          </table:table-cell>
        </table:table-row>
        <table:table-row table:style-name="Table1.2">
          <table:table-cell table:style-name="Table1.A2" office:value-type="string">
            <text:p text:style-name="P1"/>
            <text:p text:style-name="P2"><text:span text:style-name="T1">Das System ermöglicht die Ein- und Ausgabe </text:span><text:span text:style-name="T2">nutzerspezifischer und programmtypischer Daten.</text:span></text:p>
            <text:p text:style-name="P4">Es stellt dafür logische Ein- und Ausgabesteuerung bereit.</text:p>
          </table:table-cell>
          <table:table-cell table:style-name="Table1.B2" office:value-type="string">
            <text:p text:style-name="P1"/>
            <text:p text:style-name="P4">Dieses System führt die Steuerung der Ein- und Ausgaben und die Synchronisation mit <text:s/>dem Benutzertaks aus.</text:p>
            <text:p text:style-name="P4">Es erfolgt die Ein- und Ausgabe Gerätespezifischer Dateneinheiten über physische Ein- und Ausgabegeräte.</text:p>
          </table:table-cell>
        </table:table-row>
        <table:table-row table:style-name="Table1.2">
          <table:table-cell table:style-name="Table1.A2" office:value-type="string">
            <text:p text:style-name="P4">Logische Geräte sind abstrakte Gebilde, die bestimmte Funktionen ausführen.</text:p>
            <text:p text:style-name="P4">Meist werden diese als virtuelle Geräte mit Miteln der Software dargestellt.</text:p>
          </table:table-cell>
          <table:table-cell table:style-name="Table1.B2" office:value-type="string">
            <text:p text:style-name="P4">Physische Geräte sind real vorhandene Geräte </text:p>
            <text:p text:style-name="P4">(= Hardware).</text:p>
          </table:table-cell>
        </table:table-row>
      </table:table>
      <text:p text:style-name="P17"/>
      <text:p text:style-name="P5"/>
      <text:p text:style-name="P5"/>
      <text:p text:style-name="P7">Die Schichtenstruktur des physischen Ein- und Ausgabesystems:</text:p>
      <text:p text:style-name="P7"/>
      <text:p text:style-name="P7"/>
      <text:p text:style-name="P7"><draw:rect text:anchor-type="paragraph" draw:z-index="0" draw:style-name="gr1" draw:text-style-name="P51" svg:width="2.3232in" svg:height="0.6252in" svg:x="1.8098in" svg:y="0.1646in"><text:p text:style-name="P51">Datenträger</text:p></draw:rect></text:p>
      <text:p text:style-name="P18"><draw:custom-shape text:anchor-type="paragraph" draw:z-index="11" draw:style-name="gr6" svg:width="0.2087in" svg:height="0.3189in" svg:x="2.8618in" svg:y="3.164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0" draw:style-name="gr6" svg:width="0.1776in" svg:height="0.2295in" svg:x="2.8516in" svg:y="2.310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9" draw:style-name="gr6" svg:width="0.1039in" svg:height="0.2087in" svg:x="2.8602in" svg:y="1.4772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style-name="gr6" svg:width="0.0941in" svg:height="0.2543in" svg:x="2.9016in" svg:y="0.598in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" draw:style-name="gr5" svg:width="2.1358in" svg:height="0.3843in" svg:x="4.1118in" svg:y="3.1646in"><draw:text-box><text:p>Interfacespezifische Verbindungen und Protokolle</text:p></draw:text-box></draw:frame><draw:frame text:anchor-type="paragraph" draw:z-index="6" draw:style-name="gr4" svg:width="1.9689in" svg:height="0.3843in" svg:x="4.122in" svg:y="2.3102in"><draw:text-box><text:p>Steuerungsspezifische Verbindungen und Protokolle</text:p></draw:text-box></draw:frame><draw:frame text:anchor-type="paragraph" draw:z-index="5" draw:style-name="gr3" svg:width="2.0315in" svg:height="0.3843in" svg:x="4.1429in" svg:y="1.4772in"><draw:text-box><text:p>Gerätespezifische erbindungen und Protokolle</text:p></draw:text-box></draw:frame><draw:frame text:anchor-type="paragraph" draw:z-index="4" draw:style-name="gr2" svg:width="1.8024in" svg:height="0.2921in" svg:x="4.1953in" svg:y="0.5457in"><draw:text-box><text:p>Schreib- Leseoperationen</text:p></draw:text-box></draw:frame><draw:rect text:anchor-type="paragraph" draw:z-index="3" draw:style-name="gr1" draw:text-style-name="P51" svg:width="2.3232in" svg:height="0.6252in" svg:x="1.789in" svg:y="2.5398in"><text:p text:style-name="P51">Interfaceanpassung</text:p></draw:rect><draw:rect text:anchor-type="paragraph" draw:z-index="2" draw:style-name="gr1" draw:text-style-name="P51" svg:width="2.3232in" svg:height="0.6252in" svg:x="1.7992in" svg:y="1.6854in"><text:p text:style-name="P51">Gerätesteuerung</text:p></draw:rect><draw:rect text:anchor-type="paragraph" draw:z-index="1" draw:style-name="gr1" draw:text-style-name="P51" svg:width="2.3232in" svg:height="0.6252in" svg:x="1.8201in" svg:y="0.852in"><text:p text:style-name="P51">Gerät</text:p></draw:rect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oft-page-break/>Ablauf einer Ein- und Ausgabesteuerung:</text:p>
      <text:p text:style-name="P8"/>
      <text:p text:style-name="P21">Durch die Schnittstelle des physischen Ein- und Ausgabesystems werden dem logischem </text:p>
      <text:p text:style-name="P21">Ein- und Ausgabesystem Dienste angeboten.</text:p>
      <text:p text:style-name="P21">Auf diese Dienste kann mittels eines Anwengungsprogrammes zugegriffen werden.</text:p>
      <text:p text:style-name="P21"/>
      <text:p text:style-name="P19"><text:span text:style-name="T3">-</text:span><text:span text:style-name="T4">&gt; <text:tab/>Abfrage des Gerätestauses</text:span></text:p>
      <text:p text:style-name="P22">-&gt; <text:tab/>Initialisierung bzw. Rücksetzen des Geräts</text:p>
      <text:p text:style-name="P22">-&gt; <text:tab/>Ein- und Ausgeben gerätetypsicher Dateneinheiten</text:p>
      <text:p text:style-name="P22"/>
      <text:p text:style-name="P23"/>
      <text:p text:style-name="P23"/>
      <text:p text:style-name="P23">Zur Ausführung dieses Dienstes ist ein Systemaufruf nötig, dabei werden folgende Informationen übergeben:</text:p>
      <text:p text:style-name="P23"/>
      <text:p text:style-name="P23">- phsysische Geräteadresse</text:p>
      <text:p text:style-name="P23">- Name bzw. Nummer des auszuführenden Dienstes</text:p>
      <text:p text:style-name="P20"><text:span text:style-name="T5">- Ein- bzw. Auszugebende Daten (mindestens Start-Adresse und Länge des verwendete</text:span><text:span text:style-name="T6">n</text:span></text:p>
      <text:p text:style-name="P24"><text:s text:c="2"/>Pufferbereichs)</text:p>
      <text:p text:style-name="P23"/>
      <text:p text:style-name="P23"/>
      <text:p text:style-name="P9">Synchronisation:</text:p>
      <text:p text:style-name="P9"/>
      <text:p text:style-name="P25">Zum Zeitpunkt der Ausführung einer Ein- oder Ausgabeoperation müssen die beteiligten Geräte zumindest kurzzeitig synchron arbeiten, um dies zu erreichen unterscheidet man Hardware- und Software Synchronisaton.</text:p>
      <text:p text:style-name="P25"/>
      <text:p text:style-name="P26"/>
      <text:p text:style-name="P26"/>
      <text:p text:style-name="P10">Hardwaresynchronisation:</text:p>
      <text:p text:style-name="P10"/>
      <text:p text:style-name="P30">Die Hardwaresynchronisation bietet sich für den Betrieb von sehr schnelle Ein- und Ausgabegeräten an.</text:p>
      <text:p text:style-name="P31">Die Übertragung der Daten soll mit so großer Geschwindigkeit erfolgen, dass diese Zeitdauer etwa der Abarbeitungsdauer eines Maschinenbefehls entspricht </text:p>
      <text:p text:style-name="P31"/>
      <text:p text:style-name="P27"><text:span text:style-name="T7"><text:tab/></text:span><text:span text:style-name="T9">-</text:span><text:span text:style-name="T10">&gt; Keine der beteiligten Komponenten bremst die andere aus</text:span></text:p>
      <text:p text:style-name="P12"/>
      <text:p text:style-name="P12"/>
      <text:p text:style-name="P14"/>
      <text:p text:style-name="P14">Softwaresynchronisation:</text:p>
      <text:p text:style-name="P14"/>
      <text:p text:style-name="P32">Liegen die Arbeitsgeschwindigkeiten der beteiligten Komponenten sehr weit auseinander, wird die Synchronisation mit Hilfe der Software ausgeführt.</text:p>
      <text:p text:style-name="P32"/>
      <text:p text:style-name="P28"><text:span text:style-name="T13"><text:tab/></text:span><text:span text:style-name="T11">-&gt; Pufferung (dt. Buffer)</text:span></text:p>
      <text:p text:style-name="P14"/>
      <text:p text:style-name="P32"><text:s/></text:p>
      <text:p text:style-name="P33"/>
      <text:p text:style-name="P15"/>
      <text:p text:style-name="P15"/>
      <text:p text:style-name="P15"/>
      <text:p text:style-name="P11"><text:soft-page-break/><text:span text:style-name="T14">Logisches Ein- und Ausgabesystem</text:span><text:span text:style-name="T8">:</text:span></text:p>
      <text:p text:style-name="P13"/>
      <text:p text:style-name="P34">Der Sinn des logischen Ein- und Ausgabesystems besteht in der Realisierung der Ein- und Ausgabe Programmtypischer Dateneinheiten.</text:p>
      <text:p text:style-name="P29"><text:span text:style-name="T15">Weitgehend </text:span><text:span text:style-name="T12">unabhängig</text:span><text:span text:style-name="T15"> von der vorhandenen Hardware.</text:span></text:p>
      <text:p text:style-name="P34"/>
      <text:p text:style-name="P34"/>
      <text:p text:style-name="P13"/>
      <text:p text:style-name="P35"/>
      <text:p text:style-name="P37">Logische Geräte:</text:p>
      <text:p text:style-name="P37"/>
      <text:p text:style-name="P37">Für das Zusammenspiel von physischen und logischen Ein- und Ausgabesystemen werden folgende Möglichkeiten unterschieden:</text:p>
      <text:p text:style-name="P37"/>
      <text:p text:style-name="P37"><text:tab/>=&gt; Benutzerkommandos</text:p>
      <text:p text:style-name="P37"><text:tab/>=&gt; Taskerzeugung z.B. aus Stapelverarbeitungen heraus</text:p>
      <text:p text:style-name="P36"><text:span text:style-name="T16"><text:tab/>=&gt; Systemdienste </text:span><text:span text:style-name="T17">*</text:span></text:p>
      <text:p text:style-name="P36"><text:span text:style-name="T17"><text:tab/></text:span><text:span text:style-name="T18">An der Schnittstelle zwischen den beiden Systemebenen werden verschiedene Dienste <text:tab/>angeboten:</text:span></text:p>
      <text:p text:style-name="P38"><text:tab/><text:tab/><text:tab/>-&gt; Initialisieren bzw. Rücksetzen des Geräts</text:p>
      <text:p text:style-name="P38"><text:tab/><text:tab/><text:tab/>-&gt; Zuordnung des realen Gerätes</text:p>
      <text:p text:style-name="P38"><text:tab/><text:tab/><text:tab/>-&gt; Synchronisation</text:p>
      <text:p text:style-name="P39"/>
      <text:p text:style-name="P39">Für das Ausführen einer solchen Operation ist ein Systemaufruf notwendig in dessen Verlauf folgende Informationen übergeben werden müssen:</text:p>
      <text:p text:style-name="P39"/>
      <text:p text:style-name="P39"><text:tab/>- logische Nummer</text:p>
      <text:p text:style-name="P39"><text:tab/>- Konkretisierung der Daten (Startadresse, Länge des Datenfiles)</text:p>
      <text:p text:style-name="P39"><text:tab/>- Rücksprungadresse (für fehlerfreie oder fehlerhafte Abarbeitung)</text:p>
      <text:p text:style-name="P39"/>
      <text:p text:style-name="P39"/>
      <text:p text:style-name="P39"/>
      <text:p text:style-name="P43">Datenverwaltung:</text:p>
      <text:p text:style-name="P40"/>
      <text:p text:style-name="P41">Notwendigkeit der Datenverwaltung</text:p>
      <text:p text:style-name="P41"/>
      <text:p text:style-name="P41">- <text:tab/>Es muss möglich sein sehr große Mengen von Daten zu speichern, die den Adressraum bei <text:tab/>weitem überschreiten.</text:p>
      <text:p text:style-name="P41">-<text:tab/>Die Informationen müssen die Terminierung des Prozesses, der diese Daten hervorgebracht <text:tab/>haben überleben.</text:p>
      <text:p text:style-name="P41"/>
      <text:p text:style-name="P41"/>
      <text:p text:style-name="P44"/>
      <text:p text:style-name="P49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Dateisystem als Schichtenmodell:</text:p>
      <text:p text:style-name="P50"/>
      <text:p text:style-name="P50"/>
      <text:p text:style-name="P45">Unterteilt in 3 Schichten bietet das System einen hohen Grad an Abstraktion, von unten nach oben betrachtet unterscheidet man:</text:p>
      <text:p text:style-name="P45"/>
      <text:p text:style-name="P46"><text:tab/>· Datenträgerorganisation</text:p>
      <text:p text:style-name="P46"><text:tab/><text:tab/>- hardwareabhängige Schnittstelle zu externen Speichermedien</text:p>
      <text:p text:style-name="P42"><text:span text:style-name="T19"><text:tab/><text:tab/>- </text:span><text:span text:style-name="T20">es wird stets der ganze Datenträger betrachtet</text:span></text:p>
      <text:p text:style-name="P50"/>
      <text:p text:style-name="P47"/>
      <text:p text:style-name="P47"><text:tab/>· Block orientiertes Dateisystem</text:p>
      <text:p text:style-name="P47"><text:tab/><text:tab/>- Durch das Betriebssystem wird der Datenträger in Blöcke fester Größe geteilt.<text:tab/><text:tab/></text:p>
      <text:p text:style-name="P41"><text:tab/><text:tab/></text:p>
      <text:p text:style-name="P41"/>
      <text:p text:style-name="P41"><text:tab/><text:span text:style-name="T20">· Dateiverwaltung</text:span></text:p>
      <text:p text:style-name="P41"><text:tab/><text:tab/>- <text:span text:style-name="T20">Es entsteht ein hirarisches System von Verzeichnissen als Grundlage für den <text:tab/><text:tab/><text:tab/> <text:s/>erfolgreiche Dateizugriff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1"/>
      <text:p text:style-name="P41"/>
      <text:p text:style-name="P41"/>
      <text:p text:style-name="P41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0:53:03.417960990</meta:creation-date>
    <dc:date>2013-09-01T10:23:20.651136184</dc:date>
    <meta:editing-duration>PT2H20M16S</meta:editing-duration>
    <meta:editing-cycles>23</meta:editing-cycles>
    <meta:generator>LibreOfficeDev/4.1.0.0.beta1$Linux_x86 LibreOffice_project/3a2c2d2417101e45fe07cfd8358acf2204a98f3</meta:generator>
    <meta:document-statistic meta:table-count="1" meta:image-count="0" meta:object-count="0" meta:page-count="4" meta:paragraph-count="68" meta:word-count="510" meta:character-count="4043" meta:non-whitespace-character-count="3543"/>
  </office:meta>
</office:document-meta>
</file>